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700000228B6DE38BB353316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P2" style:family="paragraph" style:parent-style-name="Standard">
      <style:text-properties officeooo:rsid="0001f714" officeooo:paragraph-rsid="0001f714"/>
    </style:style>
    <style:style style:name="T1" style:family="text">
      <style:text-properties officeooo:rsid="000457e1"/>
    </style:style>
    <style:style style:name="T2" style:family="text">
      <style:text-properties officeooo:rsid="000a32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2">837</text:span>: <text:span text:style-name="T2">OV ZVAR </text:span></text:p>
      <text:p text:style-name="P1"><draw:frame draw:style-name="fr1" draw:name="Figura1" text:anchor-type="paragraph" svg:width="17cm" svg:height="8.569cm" draw:z-index="0"><draw:image xlink:href="Pictures/100000000000044700000228B6DE38BB353316A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5:06:40.643000000</dc:date>
    <meta:editing-duration>PT3H27M59S</meta:editing-duration>
    <meta:editing-cycles>7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6" meta:character-count="25" meta:non-whitespace-character-count="19"/>
  </office:meta>
</office:document-meta>
</file>